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0e8c9b" officeooo:paragraph-rsid="000e8c9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e8c9b" officeooo:paragraph-rsid="000e8c9b" style:font-weight-asian="bold" style:font-weight-complex="bold"/>
    </style:style>
    <style:style style:name="P3" style:family="paragraph" style:parent-style-name="Standard">
      <style:text-properties style:font-name="Times New Roman" fo:font-style="italic" fo:font-weight="normal" officeooo:rsid="000e8c9b" officeooo:paragraph-rsid="000e8c9b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italic" fo:font-weight="normal" officeooo:rsid="000e8c9b" officeooo:paragraph-rsid="000e8c9b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imes New Roman" fo:font-size="12pt" fo:font-style="italic" fo:font-weight="normal" officeooo:rsid="000e8c9b" officeooo:paragraph-rsid="000f2bb5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officeooo:paragraph-rsid="000f2bb5" style:font-size-asian="12pt" style:font-size-complex="12pt"/>
    </style:style>
    <style:style style:name="P7" style:family="paragraph" style:parent-style-name="Standard">
      <style:text-properties fo:font-size="12pt" officeooo:rsid="000f9295" officeooo:paragraph-rsid="000f9295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f2bb5" style:font-style-asian="normal" style:font-style-complex="normal"/>
    </style:style>
    <style:style style:name="T3" style:family="text">
      <style:text-properties fo:font-style="normal" officeooo:rsid="000f9295" style:font-style-asian="normal" style:font-style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fo:font-weight="normal" officeooo:rsid="000f2bb5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normal" fo:font-weight="normal" officeooo:rsid="000f9295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Times New Roman" fo:font-style="italic" fo:font-weight="normal" officeooo:rsid="000f2bb5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net Dynamics Capture</text:p>
      <text:p text:style-name="P1"/>
      <text:p text:style-name="P3"/>
      <text:p text:style-name="P4">Abstract</text:p>
      <text:p text:style-name="P3"/>
      <text:p text:style-name="P5"><text:span text:style-name="T1">The true nature of internet topology remains ambiguous due to the rapid changes in routes discovered by probing through the </text:span>trouceroute<text:span text:style-name="T1"> command.</text:span> <text:span text:style-name="T1">Existing</text:span> <text:span text:style-name="T1">network topology generators are unable to account </text:span><text:span text:style-name="T2">for these dynamism of these new paths </text:span><text:span text:style-name="T3">discovery through traceroute.</text:span></text:p>
      <text:p text:style-name="P6"><text:span text:style-name="T7">In this paper, we present a dynamic generator from which we can infer the network topology changes of the internet. This would be achieved through dataset analysis from an information plane for Distributed Services ( iplane ) recorded daily through probing of distributed agents in various locations </text:span><text:span text:style-name="T8">by </text:span><text:span text:style-name="T7">University of Washington, USA. </text:span></text:p>
      <text:p text:style-name="P6"/>
      <text:p text:style-name="P7"><text:span text:style-name="T10">K</text:span><text:span text:style-name="T9">eywords</text:span><text:span text:style-name="T6">: Intenet, network topology, troucerou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5:46:05.475109009</meta:creation-date>
    <dc:date>2015-11-23T16:45:17.727378589</dc:date>
    <meta:editing-duration>PT11M21S</meta:editing-duration>
    <meta:editing-cycles>1</meta:editing-cycles>
    <meta:document-statistic meta:table-count="0" meta:image-count="0" meta:object-count="0" meta:page-count="1" meta:paragraph-count="5" meta:word-count="101" meta:character-count="686" meta:non-whitespace-character-count="589"/>
    <meta:generator>LibreOffice/4.2.8.2$Linux_X86_64 LibreOffice_project/420m0$Build-2</meta:generator>
  </office:meta>
</office:document-meta>
</file>